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el" fo:country="GR" officeooo:rsid="00107bdb" officeooo:paragraph-rsid="00107bdb" style:font-size-asian="14pt" style:font-size-complex="14pt"/>
    </style:style>
    <style:style style:name="P2" style:family="paragraph" style:parent-style-name="Standard">
      <style:paragraph-properties fo:text-align="justify" style:justify-single-word="false"/>
      <style:text-properties fo:font-size="14pt" fo:language="el" fo:country="GR" officeooo:rsid="00107bdb" officeooo:paragraph-rsid="0018829a" style:font-size-asian="14pt" style:font-size-complex="14pt"/>
    </style:style>
    <style:style style:name="P3" style:family="paragraph" style:parent-style-name="Standard">
      <style:paragraph-properties fo:text-align="justify" style:justify-single-word="false"/>
      <style:text-properties fo:font-size="14pt" fo:language="el" fo:country="GR" officeooo:rsid="00107bdb" officeooo:paragraph-rsid="0019f423" style:font-size-asian="14pt" style:font-size-complex="14pt"/>
    </style:style>
    <style:style style:name="P4" style:family="paragraph" style:parent-style-name="Standard">
      <style:text-properties fo:font-size="14pt" fo:language="el" fo:country="GR" officeooo:rsid="00107bdb" officeooo:paragraph-rsid="00107bdb" style:font-size-asian="14pt" style:font-size-complex="14pt"/>
    </style:style>
    <style:style style:name="P5" style:family="paragraph" style:parent-style-name="Standard">
      <style:paragraph-properties fo:text-align="justify" style:justify-single-word="false"/>
      <style:text-properties fo:font-size="14pt" fo:language="el" fo:country="GR" officeooo:rsid="0019f423" officeooo:paragraph-rsid="0019f423" style:font-size-asian="14pt" style:font-size-complex="14pt"/>
    </style:style>
    <style:style style:name="T1" style:family="text">
      <style:text-properties officeooo:rsid="00120633"/>
    </style:style>
    <style:style style:name="T2" style:family="text">
      <style:text-properties officeooo:rsid="00168f6e"/>
    </style:style>
    <style:style style:name="T3" style:family="text">
      <style:text-properties officeooo:rsid="00186e65"/>
    </style:style>
    <style:style style:name="T4" style:family="text">
      <style:text-properties officeooo:rsid="0018829a"/>
    </style:style>
    <style:style style:name="T5" style:family="text">
      <style:text-properties officeooo:rsid="00192c6a"/>
    </style:style>
    <style:style style:name="T6" style:family="text">
      <style:text-properties fo:font-weight="bold" officeooo:rsid="00157d08"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57d08" style:font-weight-asian="normal" style:font-weight-complex="normal"/>
    </style:style>
    <style:style style:name="T9" style:family="text">
      <style:text-properties fo:font-weight="normal" officeooo:rsid="00192c6a" style:font-weight-asian="normal" style:font-weight-complex="normal"/>
    </style:style>
    <style:style style:name="T10" style:family="text">
      <style:text-properties fo:font-weight="normal" officeooo:rsid="0019f423"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Πρόλογος</text:p>
      <text:p text:style-name="P1"/>
      <text:p text:style-name="P1"><text:s/><text:tab/>Στην σημερινή εποχή, <text:span text:style-name="T3">κατά την οποία</text:span> η τεχνολογία βρίσκεται σε πλήρη ανάπτυξη και <text:span text:style-name="T3">χρησιμοποιείται</text:span> <text:span text:style-name="T3">καθημερινά</text:span> για κάθε είδους εργασίες, από <text:span text:style-name="T3">τις </text:span>δημόσιες υπηρεσίες μέχρι <text:span text:style-name="T3">τα </text:span>κινητά τηλέφωνα, το λογισμικό παίζει καθοριστικό ρόλο στη <text:span text:style-name="T3">ζωή</text:span> του ανθ<text:span text:style-name="T3">ρ</text:span>ώπου. <text:span text:style-name="T3">Αρχικά, χρησιμοποιείται</text:span> σε πολλές πτυχές της ζωής τους <text:span text:style-name="T3">και για κάθε είδους εργασίες, για</text:span> να συνομιλούν με τα αγαπημένα τους πρόσωπα από το κινητό, να <text:span text:style-name="T3">δουλεύουν</text:span> στον υπολογιστή κλπ. <text:span text:style-name="T3">Χ</text:span>ρησιμοποι<text:span text:style-name="T2">εί</text:span>τ<text:span text:style-name="T1">αι, όμως,</text:span> και σε <text:span text:style-name="T4">υπηρεσίες κοινής ωφελείας,</text:span> όπως νοσοκομεία, <text:span text:style-name="T1">αστυνομία, πυρσβεστική. Είναι λοιπόν ξεκάθαρο πως το λογισμικό διαδραματίζει καθοριστικό ρόλο στην ομαλή λειτουργία της κοινωνίας μας, αλλά και των υπηρεσιών της.</text:span></text:p>
      <text:p text:style-name="P1"><text:tab/><text:span text:style-name="T1">Το λογισμικό αυτό συνήθως περιέχει αρκετά λάθη (ή αλλιώς, στην καθομιλουμένη “bugs”). Τα λάθη αυτά πολλές φορές είναι ασήμαντα και οι επιπτώσεις τους μικρές. Σε όλους έχει τύχει να “κολλήσει” το κινητό, ο υπολογιστής, κλπ. Όμως τι συμβαίνει αν, από ένα λάθος του λογισμικού, ο ιατρός, αντί να λάβει την καρτέλα του ασθενή Α, λάβει του Β και του χορηγήσει ένα φάρμακο που ίσως είναι βλαβερό για την υγεία του; Τι γίνεται αν το ασθενοφόρο λάβει λανθασμένη διεύθυνση και δεν φτάσει στον ασθενή που το χρειαζόταν; Τα παραπάνω είναι μόνο κάποια από τα λάθη του λογισμικού, που δυστυχώς είναι αρκετά πιθανόν να συμβούν και επιφέρουν σοβαρές συνέπειες. Υπάρχει τρόπος να αποτραπούν;</text:span></text:p>
      <text:p text:style-name="P2"><text:tab/><text:span text:style-name="T1">Κατά την διάρκεια της ανάπτυξης του λογισμικού, αυτό ελέγχεται για πιθανά λάθη. Ο έλεγχος αυτός διενεργείται συνήθως από μια ομάδα ανεξάρτητη από την ομάδα που αναπτύσσει το λογισμικό. Είναι εύλογο πως υπάρχουν διάφοροι αποτελεσματικοί τρόποι ελέγχου ενός λογισμικού (black boxing, white boxing, Unit/Module Testing κτλπ), όμως κανένας δεν μπορεί να εντοπίσει όλα τα λάθη ενός λογισικού, διότι αυτά έχουν πολλές μορφές και κανένας τρόπος δεν βρίσκει τα λάθη όλων των ειδών. Ακόμα, όμως, και αν μια ομάδα χρησιμοποιούσε όλους τους διαθέσιμους τρόπους, ξεπερνώντας το πρόβλημα του απογορευτικού κόστους αυτής της διαδικασίας, δεν είναι βέβαιο ότι θα μπορούσαν να βρεθούν όλα τα λάθη. Αυτό συμβαίνει επειδή οι τρόποι αυτοί, όσο καλοί και να είναι, είναι ελλειπείς, <text:s/>διότι δεν αναλύουν μαθηματικά το λογισμικό, κάτι που από τη φύση του είναι πρακτικά αδύνατο, έτσι ώστε να υπάρξει μαθηματική απόδειξη πως έχουν βρεθεί όλα τα λάθη. Επομένως, είναι σημαντικό να διενεργηθεί έλεγχος σε ικανοποιητικό βαθμό, ώστε να πληρούνται οι προδιαγραφές και οι απαιτήσεις του λογισμικού.</text:span></text:p>
      <text:p text:style-name="P3"><text:tab/><text:span text:style-name="T5">Στην παρούσα εργασία θα παρουσιαστεί </text:span><text:span text:style-name="T8">N-Version Programming, </text:span><text:span text:style-name="T9">ένας τρόπος να δημιουργηθεί λογισμικό ανεκτικό σε λάθη. </text:span><text:span text:style-name="T10">Βασικοί στόχοι της εργασίας είναι:</text:span></text:p>
      <text:p text:style-name="P3"><text:span text:style-name="T10">α)</text:span><text:span text:style-name="T9"> να οριστεί το </text:span><text:span text:style-name="T10">N-Version Programming, </text:span></text:p>
      <text:p text:style-name="P5"><text:span text:style-name="T7">β) να παρουσιαστεί μια σύντομη ιστορική αναδρομή του</text:span></text:p>
      <text:p text:style-name="P3"><text:span text:style-name="T10">γ) να αναλυθεί η λειτουργία και η αποτελεσματικότητά του,</text:span></text:p>
      <text:p text:style-name="P3"><text:span text:style-name="T10">δ) να συγκριθεί με τα single version softwares και </text:span></text:p>
      <text:p text:style-name="P5"><text:span text:style-name="T7">ε) να δειχθεί σε ποιους τομείς μπορεί ή/και έχει χρησιμοποιηθεί.</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0:00:25.168677639</meta:creation-date>
    <dc:date>2018-06-06T13:33:02.013093328</dc:date>
    <meta:editing-duration>PT11M50S</meta:editing-duration>
    <meta:editing-cycles>3</meta:editing-cycles>
    <meta:generator>LibreOffice/5.1.6.2$Linux_X86_64 LibreOffice_project/10m0$Build-2</meta:generator>
    <meta:document-statistic meta:table-count="0" meta:image-count="0" meta:object-count="0" meta:page-count="1" meta:paragraph-count="10" meta:word-count="431" meta:character-count="2833" meta:non-whitespace-character-count="2404"/>
  </office:meta>
</office:document-meta>
</file>